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25%"/>
      <style:text-properties style:font-name="Ubuntu" fo:font-size="12pt" style:font-size-asian="12pt" style:font-size-complex="12pt"/>
    </style:style>
    <style:style style:name="P2" style:family="paragraph" style:parent-style-name="Preformatted_20_Text">
      <style:paragraph-properties fo:line-height="125%"/>
      <style:text-properties style:font-name="Ubuntu" fo:font-size="12pt" officeooo:paragraph-rsid="001c3fa0" style:font-size-asian="12pt" style:font-size-complex="12pt"/>
    </style:style>
    <style:style style:name="P3" style:family="paragraph" style:parent-style-name="Preformatted_20_Text">
      <style:paragraph-properties fo:line-height="125%"/>
    </style:style>
    <style:style style:name="P4" style:family="paragraph" style:parent-style-name="Preformatted_20_Text">
      <style:paragraph-properties fo:line-height="130%"/>
      <style:text-properties style:font-name="Ubuntu1" fo:font-size="12pt"/>
    </style:style>
    <style:style style:name="P5" style:family="paragraph" style:parent-style-name="Preformatted_20_Text">
      <style:paragraph-properties fo:line-height="130%"/>
      <style:text-properties style:font-name="Ubuntu1" fo:font-size="12pt" officeooo:paragraph-rsid="001c3fa0"/>
    </style:style>
    <style:style style:name="P6" style:family="paragraph" style:parent-style-name="Preformatted_20_Text">
      <style:paragraph-properties fo:line-height="120%"/>
      <style:text-properties style:font-name="Ubuntu1" fo:font-size="12pt"/>
    </style:style>
    <style:style style:name="P7" style:family="paragraph" style:parent-style-name="Preformatted_20_Text">
      <style:text-properties officeooo:paragraph-rsid="001a765f"/>
    </style:style>
    <style:style style:name="P8" style:family="paragraph" style:parent-style-name="Preformatted_20_Text">
      <style:paragraph-properties fo:line-height="125%" fo:break-before="page"/>
      <style:text-properties style:font-name="Ubuntu" fo:font-size="12pt" style:font-size-asian="12pt" style:font-size-complex="12pt"/>
    </style:style>
    <style:style style:name="T1" style:family="text">
      <style:text-properties style:font-name="Verdana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officeooo:rsid="001a765f"/>
    </style:style>
    <style:style style:name="T5" style:family="text">
      <style:text-properties style:font-name="Ubuntu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3"/>
      <text:p text:style-name="P3"><text:s text:c="19"/><text:span text:style-name="T3">1 euroSOFT (C) 1989 <text:s text:c="3"/>SAA-Toolbox / Einführung <text:s text:c="2"/>1-[pic]</text:span></text:p>
      <text:p text:style-name="P1"/>
      <text:p text:style-name="P1"/>
      <text:p text:style-name="P1">2 1.1. Vorwort</text:p>
      <text:p text:style-name="P1"/>
      <text:p text:style-name="P1">Mit der SAA-Toolbox stehen Ihnen C-Funktionen zur Verfügung, die Ihnen</text:p>
      <text:p text:style-name="P1">helfen werden, Ihre Programme mit einer professionellen</text:p>
      <text:p text:style-name="P1">Benutzerschnitstelle auszustatten, ohne selbst »das Rad noch einmal</text:p>
      <text:p text:style-name="P1">erfinden zu müssen«. Ausgetestete und auf Geschwindigkeit und leichte</text:p>
      <text:p text:style-name="P1">Bedienbarkeit hin optimierte Routinen geben Ihrer Software das »look and</text:p>
      <text:p text:style-name="P1">feel« der neuen und die Zukunft bestimmenden Software-Generation, die sich</text:p>
      <text:p text:style-name="P1">an dem SAA-Standard orientiert:</text:p>
      <text:p text:style-name="P1">■ Leichte Bedienung des Anwenderprogramms durch Verwendung einer Menüzeile</text:p>
      <text:p text:style-name="P1">und Pull-down-Menüs,</text:p>
      <text:p text:style-name="P1">■ wahlweise Bedienung des Anwenderprogramms mit Maus und Tastatur,</text:p>
      <text:p text:style-name="P1">■ das Arbeiten mit mehreren Fenstern,</text:p>
      <text:p text:style-name="P1">■ Programmsteuerung mit Hilfe von Dialogfelder</text:p>
      <text:p text:style-name="P1">sind nur einige der Merkmale dieses neuen Standards, den Sie vielleicht von</text:p>
      <text:p text:style-name="P1">der Shell des Betriebssystems DOS 4.0 oder der Grafik-Version von Microsoft</text:p>
      <text:p text:style-name="P1">Windows 2.1 oder /386 her kennen. Natürlich folgt auch QuickC diesem</text:p>
      <text:p text:style-name="P1">Standard, und im Laufe dieser Dokumentation werden Sie alte Bekannte aus</text:p>
      <text:p text:style-name="P1">der QuickC-Bedieneroberfläche wiederfinden.</text:p>
      <text:p text:style-name="P1">Neben der umfangreichen Funktionssammlung werden die Elemente des</text:p>
      <text:p text:style-name="P1">SAA_Standards erläutert, die eine Vereinheitlichung der Benützeroberfläche</text:p>
      <text:p text:style-name="P1">zum Ziel haben. Weiter Informationen zur System Anwendungs-Architektur</text:p>
      <text:p text:style-name="P1">können Sie den Veröffentlichungen von IBM zu SAA entnehmen (siehe</text:p>
      <text:p text:style-name="P1">Literaturverzeichnis).</text:p>
      <text:p text:style-name="P1">Allein die SAA-Toolbox besteht bereits aus mehr als 30.000 Zeilen</text:p>
      <text:p text:style-name="P1">ausführlich dokumentierten Source-Codes.</text:p>
      <text:p text:style-name="P2">Die Ihnen vorlie<text:span text:style-name="T5">Den Toolbox-Datentypen für vorzeichenbehaftete C-Typen wird ein »S« (für</text:span></text:p>
      <text:p text:style-name="P6">»signed«) vorangestellt. Somit erhält beispielsweise eine Variable vom C-</text:p>
      <text:p text:style-name="P6">Typ »signed int« den Toolbox-Typ SWORD.</text:p>
      <text:p text:style-name="P6">Ein große Manko vieler Programme sind Variablennamen ohne jede</text:p>
      <text:p text:style-name="P2"><text:span text:style-name="T5">Aussagekraft. Ihre Progr</text:span>gende SAA-Toolbox-Dokumentation wird es Ihnen ermöglichen,</text:p>
      <text:p text:style-name="P1">daß Sie auf all diese Funktionen über die Ihnen zur Verfügung stehenden</text:p>
      <text:p text:style-name="P1">Bibliotheken zugreifen können.</text:p>
      <text:p text:style-name="P1">In diesem Kapitel erhalten Sie einen ersten Überblick über die</text:p>
      <text:p text:style-name="P1">Leistungsmerkmale der Toolbox. Außerdem werden wir die im Text und in den</text:p>
      <text:p text:style-name="P1">Programmen verwendeten Notationsregeln erläutern und Sie mit dem Aufbau der</text:p>
      <text:p text:style-name="P1">Dokumentation vertraut machen.</text:p>
      <text:p text:style-name="P1"><text:soft-page-break/>1.2. Die SAA-Toolbox im Überblick</text:p>
      <text:p text:style-name="P1">Die Tools unterstützen Sie bei der Programmentwicklung einer</text:p>
      <text:p text:style-name="P1">anwenderfreundlichen Benutzerschnittstelle, die sich an dem von IBM</text:p>
      <text:p text:style-name="P1">definierten SAA-Standard (System-Anwendungs-Architektur) anlehnt. Durch die</text:p>
      <text:p text:style-name="P1">Verwendung der Toolbox wird die Dauer für die Erstellung einer</text:p>
      <text:p text:style-name="P1">Bedieneroberfläche, die den Großteil der Programmierzeit beträgt, erheblich</text:p>
      <text:p text:style-name="P1">verkürzt. Zur Verfügung stehen Ihnen:</text:p>
      <text:p text:style-name="P1">SAA-Toolbox:</text:p>
      <text:p text:style-name="P1">■ Ein proffesioneller Menümanager, der vom Anwender mit Maus und Tastatur</text:p>
      <text:p text:style-name="P1">bedient werden kann.</text:p>
      <text:p text:style-name="P1">■ Ein komfortables Window-Management für die Generierung, Anzeige und</text:p>
      <text:p text:style-name="P1">Verwaltung von mehreren Fenstern, die sich beliebig überlappen können.</text:p>
      <text:p text:style-name="P1">■ Eine Sammlung von Dialogfeldern, die Sie über einen simplen</text:p>
      <text:p text:style-name="P1">Funktionsaufruf in Ihre Programme einbinden können.</text:p>
      <text:p text:style-name="P1">■ Eine Funktionssammlung zur Unterstützung der Microsoft Maus.</text:p>
      <text:p text:style-name="P1">■ Schnelle Assembler- und C-Routinen zur Bildschirmausgabe, die direkt auf</text:p>
      <text:p text:style-name="P1">den Bildschirmspeicher zugreifen.</text:p>
      <text:p text:style-name="P1">MASK-Toolbox:</text:p>
      <text:p text:style-name="P1">■ Ein Maskencompiler und C-Funktionen, die die vom Maskencompiler</text:p>
      <text:p text:style-name="P1">erstellten Maskendateien interpretieren</text:p>
      <text:p text:style-name="P1">■ Ein Formularcompiler und C-Funktionen, die die erstellten Formulare und</text:p>
      <text:p text:style-name="P1">Listen für den Ausdruck interpretieren.</text:p>
      <text:p text:style-name="P1">ISAM-Toolbox:</text:p>
      <text:p text:style-name="P1">■ Die Funktionen, die Ihnen die Datenbankverwaltung zur Verfügung stellt,</text:p>
      <text:p text:style-name="P1">verwenden als Basis das Novell-Btrieve-Tool.</text:p>
      <text:p text:style-name="P1">UTIL-Toolbox:</text:p>
      <text:p text:style-name="P1">■ Weiters stehen Ihnen Funktionen zur Stringbearbeitung und Low-Level-</text:p>
      <text:p text:style-name="P1">Funktionen aller Art zur Verfügung.</text:p>
      <text:p text:style-name="P1">Bei der Realisierung der Funktionen haben wir versucht, die bestmögliche</text:p>
      <text:p text:style-name="P1">Kombination von Effektivität und leichter Bedienbarkeit zu finden.</text:p>
      <text:p text:style-name="P1">Die verschiedenen Funktionen der SAA-Toolbox sind in folgenden Kategorien</text:p>
      <text:p text:style-name="P1">zusammengefaßt:</text:p>
      <text:p text:style-name="P1"/>
      <text:p text:style-name="P8"/>
      <text:p text:style-name="Preformatted_20_Text">┌──────┬─────────────────────────────────────┬───────────────┐</text:p>
      <text:p text:style-name="Preformatted_20_Text">│Präfix│ Kategorie <text:s text:c="26"/>│ Header-Dateien│</text:p>
      <text:p text:style-name="Preformatted_20_Text">├──────┼─────────────────────────────────────┼───────────────┤</text:p>
      <text:p text:style-name="Preformatted_20_Text">│ <text:s text:c="5"/>│ Lädt alle anderen Header-Dateien <text:s text:c="3"/>│ eur_tool h <text:s text:c="3"/>│</text:p>
      <text:p text:style-name="Preformatted_20_Text">│ <text:s text:c="5"/>│ <text:s text:c="36"/>│ <text:s text:c="14"/>│</text:p>
      <text:p text:style-name="Preformatted_20_Text">│ Dl_ <text:s/>│ Funktionen zur Aktivierung der <text:s text:c="5"/>│ eur_dlg <text:s/>h <text:s text:c="3"/>│</text:p>
      <text:p text:style-name="Preformatted_20_Text">│ <text:s text:c="5"/>│ Dialogfelder <text:s text:c="23"/>│ <text:s text:c="14"/>│</text:p>
      <text:p text:style-name="Preformatted_20_Text">│ <text:s text:c="5"/>│ <text:s text:c="36"/>│ <text:s text:c="14"/>│</text:p>
      <text:p text:style-name="Preformatted_20_Text">│ Mn_ <text:s/>│ Funktionen zur Initialisierung <text:s text:c="5"/>│ <text:s text:c="14"/>│</text:p>
      <text:p text:style-name="Preformatted_20_Text">│ <text:s text:c="5"/>│ und Aktivierung des Menümanagers <text:s text:c="3"/>│ eur_mnu <text:s/>h <text:s text:c="3"/>│</text:p>
      <text:p text:style-name="Preformatted_20_Text">│ <text:s text:c="5"/>│ <text:s text:c="36"/>│ <text:s text:c="14"/>│</text:p>
      <text:p text:style-name="Preformatted_20_Text">│ Ms_ <text:s/>│ Funktionen zur Unterstützung der <text:s text:c="3"/>│ <text:s text:c="14"/>│</text:p>
      <text:p text:style-name="Preformatted_20_Text">│ <text:s text:c="5"/>│ Microsoft-Maus <text:s text:c="21"/>│ eur_msm <text:s/>h <text:s text:c="3"/>│</text:p>
      <text:p text:style-name="Preformatted_20_Text">│ <text:s text:c="5"/>│ <text:s text:c="36"/>│ <text:s text:c="14"/>│</text:p>
      <text:p text:style-name="Preformatted_20_Text">│ Ut_ <text:s/>│ Utility-Funktionen und Makros <text:s text:c="6"/>│ eur_utl <text:s/>h <text:s text:c="3"/>│</text:p>
      <text:p text:style-name="Preformatted_20_Text">│ <text:s text:c="5"/>│ <text:s text:c="36"/>│ <text:s text:c="14"/>│</text:p>
      <text:p text:style-name="Preformatted_20_Text">│ Vi_ <text:s/>│ Funktionen zur schnellen Bild- <text:s text:c="5"/>│ <text:s text:c="14"/>│</text:p>
      <text:p text:style-name="Preformatted_20_Text">│ <text:s text:c="5"/>│ schirmausgabe <text:s text:c="22"/>│ eur_vio <text:s/>h <text:s text:c="3"/>│</text:p>
      <text:p text:style-name="Preformatted_20_Text">│ <text:s text:c="5"/>│ <text:s text:c="36"/>│ <text:s text:c="14"/>│</text:p>
      <text:p text:style-name="Preformatted_20_Text">│ Wi_ <text:s/>│ Funktionen zum Window-Handling <text:s text:c="5"/>│ eur_win <text:s/>h <text:s text:c="3"/>│</text:p>
      <text:p text:style-name="Preformatted_20_Text">│ <text:s text:c="5"/>│ <text:s text:c="36"/>│ <text:s text:c="14"/>│</text:p>
      <text:p text:style-name="Preformatted_20_Text">│ i_ <text:s text:c="2"/>│ interne SAA-Funktionen <text:s text:c="13"/>│ eur_int <text:s/>h <text:s text:c="3"/>│</text:p>
      <text:p text:style-name="Preformatted_20_Text">│ <text:s text:c="5"/>│ <text:s text:c="36"/>│ <text:s text:c="14"/>│</text:p>
      <text:p text:style-name="Preformatted_20_Text">│ <text:s text:c="5"/>│ Funktionstypen, typedef, <text:s text:c="11"/>│ eur_type h <text:s text:c="3"/>│</text:p>
      <text:p text:style-name="Preformatted_20_Text">│ <text:s text:c="5"/>│ <text:s text:c="36"/>│ <text:s text:c="14"/>│</text:p>
      <text:p text:style-name="Preformatted_20_Text">│ <text:s text:c="5"/>│ Funktionen für Stringmanipulationen │ eur_str <text:s/>h <text:s text:c="3"/>│</text:p>
      <text:p text:style-name="Preformatted_20_Text">│ <text:s text:c="5"/>│ <text:s text:c="36"/>│ <text:s text:c="14"/>│</text:p>
      <text:p text:style-name="Preformatted_20_Text">│ <text:s text:c="5"/>│ DOS Low-Level Funktionen <text:s text:c="11"/>│ eur_dos <text:s/>h <text:s text:c="3"/>│</text:p>
      <text:p text:style-name="Preformatted_20_Text">│ <text:s text:c="5"/>│ <text:s text:c="36"/>│ <text:s text:c="14"/>│</text:p>
      <text:p text:style-name="Preformatted_20_Text">│ BTRV │ <text:s text:c="36"/>│ <text:s text:c="14"/>│</text:p>
      <text:p text:style-name="Preformatted_20_Text">│ B_ <text:s text:c="2"/>│ Btrieve ISAM-Funktionen <text:s text:c="12"/>│ eur_btr <text:s/>h <text:s text:c="3"/>│</text:p>
      <text:p text:style-name="Preformatted_20_Text">│ <text:s text:c="5"/>│ <text:s text:c="36"/>│ <text:s text:c="14"/>│</text:p>
      <text:p text:style-name="Preformatted_20_Text">│ M_ <text:s text:c="2"/>│ Masken-Interpreter-Funktionen <text:s text:c="6"/>│ eur_tool h <text:s text:c="3"/>│</text:p>
      <text:p text:style-name="Preformatted_20_Text">└──────┴─────────────────────────────────────┴───────────────┘</text:p>
      <text:p text:style-name="Preformatted_20_Text"/>
      <text:p text:style-name="P4">Tabelle 1.1: Die Toolbox-Kategorien und die Präfixe der Funktionsnamen.</text:p>
      <text:p text:style-name="P4"/>
      <text:p text:style-name="P4">Die Spalte »Präfixe« der Tabelle 1.1. informiert Sie über die Vorsilben,</text:p>
      <text:p text:style-name="P4">die den einzelnen Funktions- und Makronamen vorangestellt sind, um sie den</text:p>
      <text:p text:style-name="P4">Kategorien zuzuordnen.</text:p>
      <text:p text:style-name="P4">So enthält das Modul zur Steuerung des Menümanagers (Präfix: Mn_) eine</text:p>
      <text:p text:style-name="P4">Funktion, mit der Menüs initialisiert werden können: »Mn_Einrichten()«.</text:p>
      <text:p text:style-name="P4">Außerdem informiert Sie dieses Präfix darüber, welche Deklarationsdatei von</text:p>
      <text:p text:style-name="P5">Ihnen zur TypeDen Toolbox-Datentypen für vorzeichenbehaftete C-Typen wird ein »S« (für</text:p>
      <text:p text:style-name="P6">»signed«) vorangestellt. Somit erhält beispielsweise eine Variable vom C-</text:p>
      <text:p text:style-name="P6">Typ »signed int« den Toolbox-Typ SWORD.</text:p>
      <text:p text:style-name="P6">Ein große Manko vieler Programme sind Variablennamen ohne jede</text:p>
      <text:p text:style-name="P5">Aussagekraft. Ihre Progrnprüfung der Funktionsargumente in Ihren Code miteingebunden</text:p>
      <text:p text:style-name="P4">werden muß.</text:p>
      <text:p text:style-name="P4">Wenn Sie beispielsweise in einem Programmteil die Toolbox-funktion</text:p>
      <text:p text:style-name="P4"><text:soft-page-break/>»Mn_Einrichten()« verwenden wollen, müßen Sie die Header-Datei »eur_mnu.h«</text:p>
      <text:p text:style-name="P4">miteinbinden.</text:p>
      <text:p text:style-name="P4">Wenn Ihr Programm mehrere Header-Dateien der Toolbox benötigt, können Sie</text:p>
      <text:p text:style-name="P4">auch die Header-Datei »eur_tool« verwenden. Diese Datei bindet sämtliche</text:p>
      <text:p text:style-name="P4">Header-Dateien der Toolbox mit einer anweisung ein. Durch die</text:p>
      <text:p text:style-name="P4">Präprozessorbefehle zur bedingten Kompilation ist sichergestellt, daß jede</text:p>
      <text:p text:style-name="P4">Header-Datei nur einmal eingebunden wird.</text:p>
      <text:p text:style-name="P4">Bei der Namensvergabe der Funktionen haben wir uns die Fähigkeit des</text:p>
      <text:p text:style-name="P4">Microsoft-C Compilers und des Linkers zunutze gemacht, 31 siginifikante</text:p>
      <text:p text:style-name="P4">Stellen zu unterscheiden. Die Funktionsnamen wurden dadurch zwar länger,</text:p>
      <text:p text:style-name="P4">verdeutlichen jedoch gleichzeitig besser den Verwendungszweck der Funktion.</text:p>
      <text:p text:style-name="P4">(Beispiel: Ms_CursorOff(): schaltet den Maus-Cursor aus).</text:p>
      <text:p text:style-name="P4">Die Funktionsnamen verwenden eine Mischung aus Klein- und Großschreibung,</text:p>
      <text:p text:style-name="P4">wobei diese Notation die Funktionsnamen in einzelne Worte teilt.</text:p>
      <text:p text:style-name="P4">Für Low-Level Funktionen, DOS-Funktionen oder Funktionen zur</text:p>
      <text:p text:style-name="P4">Stringmanipulation verwenden wir, gleich wie die Microsoft-Standard-</text:p>
      <text:p text:style-name="P4">Biblitohek, nur Kleinbuchstaben.</text:p>
      <text:p text:style-name="P4">Interne SAA-Toolbox-Funktionen beginnen mit »i_«. Die Funktionen des</text:p>
      <text:p text:style-name="P4">Maskeninterpreters verwenden ein Präfix »M_« und die Btrieve-Funktionen das</text:p>
      <text:p text:style-name="P4">Präfix »B_«.</text:p>
      <text:p text:style-name="P4">1.3. Notationsregeln</text:p>
      <text:p text:style-name="P4">Zur Angabe des Datentyps einer Variable verwenden wir Datentypen, die mit</text:p>
      <text:p text:style-name="P4">der »typedef-Anweisung« geschaffen wurden. Ziel dabei ist es, Datentypen,</text:p>
      <text:p text:style-name="P4">die in C nicht explizit vorhanden sind, zu schaffen (z.B. den Boolschen</text:p>
      <text:p text:style-name="P4">Datentyp) als auch durch die Vergabe von Großbuchstaben den Code</text:p>
      <text:p text:style-name="P4">übersichtlicher zu gestalten.</text:p>
      <text:p text:style-name="P4">Die wichtigsten Datentypen finden Sie in der nachfolgenden Tabelle. Eine</text:p>
      <text:p text:style-name="P4">komplette Übersicht können Sie der Header-Datei »eur_type.h« entnehmen.</text:p>
      <text:p text:style-name="P4">Wenn Sie bereits unter Windows programmiert haben, werden Ihnen diese</text:p>
      <text:p text:style-name="P4">»Typen« bekannt vorkommen.</text:p>
      <text:p text:style-name="Preformatted_20_Text">┌──────────┬─────────────────────┬─────────────────────────────────┐</text:p>
      <text:p text:style-name="Preformatted_20_Text">│Toobox-Typ│ C-Typ <text:s text:c="14"/>│ Verwendungszweck <text:s text:c="15"/>│</text:p>
      <text:p text:style-name="Preformatted_20_Text">├──────────┼─────────────────────┼─────────────────────────────────┤</text:p>
      <text:p text:style-name="Preformatted_20_Text">│CHAR <text:s text:c="5"/>│ unsigned char <text:s text:c="6"/>│ Zeichen <text:s text:c="24"/>│</text:p>
      <text:p text:style-name="Preformatted_20_Text">│BYTE <text:s text:c="5"/>│ unsigned char <text:s text:c="6"/>│ Zahl im Bereich 0-255 <text:s text:c="10"/>│</text:p>
      <text:p text:style-name="Preformatted_20_Text">│WORD <text:s text:c="5"/>│ unsigned int <text:s text:c="7"/>│ Zahl im Bereich 0-65.535 <text:s text:c="7"/>│</text:p>
      <text:p text:style-name="Preformatted_20_Text">│LONG <text:s text:c="5"/>│ unsigned long <text:s text:c="6"/>│ Zahl im Bereich 0-4.294.967.295 │</text:p>
      <text:p text:style-name="Preformatted_20_Text">│BOOL <text:s text:c="5"/>│ signed short int <text:s text:c="3"/>│ Boolsche Variable:TRUE/FALSE <text:s text:c="3"/>│</text:p>
      <text:p text:style-name="Preformatted_20_Text">│ <text:s text:c="9"/>│ <text:s text:c="20"/>│ <text:s text:c="32"/>│</text:p>
      <text:p text:style-name="Preformatted_20_Text">│PSTR <text:s text:c="5"/>│ unsigned char * <text:s text:c="4"/>│ Zeiger auf String <text:s text:c="14"/>│</text:p>
      <text:p text:style-name="Preformatted_20_Text">│FPSTR <text:s text:c="4"/>│ unsigned char far * │ far-Zeiger auf String <text:s text:c="10"/>│</text:p>
      <text:p text:style-name="Preformatted_20_Text">│ <text:s text:c="9"/>│ <text:s text:c="20"/>│ <text:s text:c="32"/>│</text:p>
      <text:p text:style-name="Preformatted_20_Text">│PWORD <text:s text:c="4"/>│ unsigned int * <text:s text:c="5"/>│ Zeiger auf Word <text:s text:c="16"/>│</text:p>
      <text:p text:style-name="Preformatted_20_Text">│FPWORD <text:s text:c="3"/>│ unsigned word far * │ far-Zeiger auf Word <text:s text:c="12"/>│</text:p>
      <text:p text:style-name="Preformatted_20_Text">└──────────┴─────────────────────┴─────────────────────────────────┘</text:p>
      <text:p text:style-name="P6">Tabelle 1.2: Die wichtigsten Toolbox-Datentypen</text:p>
      <text:p text:style-name="P6"><text:soft-page-break/></text:p>
      <text:p text:style-name="P6">Den Toolbox-Datentypen für vorzeichenbehaftete C-Typen wird ein »S« (für</text:p>
      <text:p text:style-name="P6">»signed«) vorangestellt. Somit erhält beispielsweise eine Variable vom C-</text:p>
      <text:p text:style-name="P6">Typ »signed int« den Toolbox-Typ SWORD.</text:p>
      <text:p text:style-name="P6">Ein große Manko vieler Programme sind Variablennamen ohne jede</text:p>
      <text:p text:style-name="P6">Aussagekraft. Ihre Programmierer verwenden offensichtlich keine oder <text:span text:style-name="T4">n</text:span>ur</text:p>
      <text:p text:style-name="P6">wenig Zeit für die Namensgebung der Variablen. Dies führt dann in der Regel</text:p>
      <text:p text:style-name="P6">dazu, daß die so entstandenen Programme für außenstehende Personen nicht</text:p>
      <text:p text:style-name="P6">mehr zu durchschauen sind und daher kaum gewartet werden können.</text:p>
      <text:p text:style-name="P6">Um die Variablennamen der Toolbox aussagekräftiger zu machen, verwenden wir</text:p>
      <text:p text:style-name="P6">eine Nomenklatur, die sich an die »ungarische Namenskonvention« anlehnt,</text:p>
      <text:p text:style-name="P6">die vom Microsoft-Programmierer Charles Simony entwickelt worden ist. Mit</text:p>
      <text:p text:style-name="P6">Ihr soll erreicht werden, daß aus einem Variablennamen sowohl die Aufgabe</text:p>
      <text:p text:style-name="P6">der Variable im Programm als auch Ihr Datentyp hervorgeht.</text:p>
      <text:p text:style-name="P6">Der Datentyp wird dabei durch ein Präfix vor dem Variablennamen angegeben.,</text:p>
      <text:p text:style-name="P6">das den Typ der Variable eindeutig beschreibt. Dieses Verfahren wirkt auf</text:p>
      <text:p text:style-name="P6">den ersten Blick sicherlich etwas abschreckend, es hat sich jedoch gezeigt,</text:p>
      <text:p text:style-name="P6">daß nach einer kurzen Gewöhnungsphase die Vorteile bei weitem überwiegen.</text:p>
      <text:p text:style-name="P6">In der folgenden Tabelle finden Sie eine Aufstellung der wichtigsten</text:p>
      <text:p text:style-name="P6">Präfixe. Eine vollständige Übersicht ist in der Datei »eur_type.h«</text:p>
      <text:p text:style-name="P6">enthalten.</text:p>
      <text:p text:style-name="Preformatted_20_Text">┌──────┬─────────────────────────────┬───────────────────────────────┐</text:p>
      <text:p text:style-name="Preformatted_20_Text">│Präfix│ Datentyp <text:s text:c="19"/>│ Bedeutung <text:s text:c="20"/>│</text:p>
      <text:p text:style-name="Preformatted_20_Text">├──────┼─────────────────────────────┼───────────────────────────────┤</text:p>
      <text:p text:style-name="Preformatted_20_Text">│ c <text:s text:c="3"/>│ CHAR <text:s text:c="2"/>(unsigned char) <text:s text:c="5"/>│ Zeichen <text:s text:c="22"/>│</text:p>
      <text:p text:style-name="Preformatted_20_Text">│ b <text:s text:c="3"/>│ BYTE <text:s text:c="2"/>(unsigned char) <text:s text:c="5"/>│ Zahl im Bereich 0-255 <text:s text:c="8"/>│</text:p>
      <text:p text:style-name="P7">│ w <text:s text:c="3"/>│ WORD <text:s/>Tabelle 1.1: Die Toolbox-Kategorien und die Präfixe der Funktionsnamen.</text:p>
      <text:p text:style-name="Preformatted_20_Text"/>
      <text:p text:style-name="Preformatted_20_Text">Die Spalte »Präfixe« der Tabelle 1.1. informiert Sie über die Vorsilben,</text:p>
      <text:p text:style-name="Preformatted_20_Text">die den einzelnen Funktions- und Makronamen vorangestellt sind, um sie den</text:p>
      <text:p text:style-name="Preformatted_20_Text">Kategorien zuzuordnen.</text:p>
      <text:p text:style-name="Preformatted_20_Text">So enthält das Modul zur Steuerung des Menümanagers (Präfix: Mn_) eine</text:p>
      <text:p text:style-name="Preformatted_20_Text">Funktion, mit der Menüs initialisiert werden können: »Mn_Einrichten()«.</text:p>
      <text:p text:style-name="Preformatted_20_Text">Außerdem informiert Sie dieses Präfix darüber, welche Deklarationsdatei von</text:p>
      <text:p text:style-name="Preformatted_20_Text">Ihnen zur Typenprüfung der Funktionsargumente in Ihren Code miteingebunden</text:p>
      <text:p text:style-name="Preformatted_20_Text">werden muß.</text:p>
      <text:p text:style-name="Preformatted_20_Text">Wenn Sie beispielsweise in einem Programmteil die Toolbox-funktion</text:p>
      <text:p text:style-name="Preformatted_20_Text">»Mn_Einrichten()« verwenden wollen, müßen Sie die Header-Datei »eur_mnu.h«</text:p>
      <text:p text:style-name="Preformatted_20_Text">miteinbinden.</text:p>
      <text:p text:style-name="Preformatted_20_Text">Wenn Ihr Programm mehrere Header-Dateien der Toolbox benötigt, können Sie</text:p>
      <text:p text:style-name="Preformatted_20_Text">auch die Header-Datei »eur_tool« verwenden. Diese Datei bindet sämtliche</text:p>
      <text:p text:style-name="Preformatted_20_Text">Header-Dateien der Toolbox mit einer anweisung ein. Durch die</text:p>
      <text:p text:style-name="Preformatted_20_Text">Präprozessorbefehle zur bedingten Kompilation ist sichergestellt, daß jede</text:p>
      <text:p text:style-name="Preformatted_20_Text">Header-Datei nur einmal eingebunden wird.</text:p>
      <text:p text:style-name="Preformatted_20_Text">Bei der Namensvergabe der Funktionen haben wir uns die Fähigkeit des</text:p>
      <text:p text:style-name="Preformatted_20_Text">Microsoft-C Compilers und des Linkers zunutze gemacht, 31 siginifikante</text:p>
      <text:p text:style-name="Preformatted_20_Text">Stellen zu unterscheiden. Die Funktionsnamen wurden dadurch zwar länger,</text:p>
      <text:p text:style-name="Preformatted_20_Text">verdeutlichen jedoch gleichzeitig besser den Verwendungszweck der Funktion.</text:p>
      <text:p text:style-name="Preformatted_20_Text">(Beispiel: Ms_CursorOff(): schaltet den Maus-Cursor aus).</text:p>
      <text:p text:style-name="Preformatted_20_Text">Die Funktionsnamen verwenden eine Mischung aus Klein- und Großschreibung,</text:p>
      <text:p text:style-name="Preformatted_20_Text">wobei diese Notation die Funktionsnamen in einzelne Worte teilt.</text:p>
      <text:p text:style-name="Preformatted_20_Text">Für Low-Level Funktionen, DOS-Funktionen oder Funktionen zur</text:p>
      <text:p text:style-name="Preformatted_20_Text">Stringmanipulation verwenden wir, gleich wie die Microsoft-Standard-</text:p>
      <text:p text:style-name="Preformatted_20_Text"><text:soft-page-break/>Biblitohek, nur Kleinbuchstaben.</text:p>
      <text:p text:style-name="Preformatted_20_Text">Interne SAA-Toolbox-Funktionen beginnen mit »i_«. Die Funktionen des</text:p>
      <text:p text:style-name="Preformatted_20_Text">Maskeninterpreters verwenden ein Präfix »M_« und die Btrieve-Funktionen das</text:p>
      <text:p text:style-name="Preformatted_20_Text">Präfix »B_«.</text:p>
      <text:p text:style-name="Preformatted_20_Text">1.3. Notationsregeln</text:p>
      <text:p text:style-name="Preformatted_20_Text">Zur Angabe des Datentyps einer Variable verwenden wir Datentypen, die mit</text:p>
      <text:p text:style-name="Preformatted_20_Text">der »typedef-Anweisung« geschaffen wurden. Ziel dabei ist es, Datentypen,</text:p>
      <text:p text:style-name="Preformatted_20_Text">die in C nicht explizit vorhanden sind, zu schaffen (z.B. den Boolschen</text:p>
      <text:p text:style-name="Preformatted_20_Text">Datentyp) als auch durch die Vergabe von Großbuchstaben den Code</text:p>
      <text:p text:style-name="Preformatted_20_Text">übersichtlicher zu gestalten.</text:p>
      <text:p text:style-name="Preformatted_20_Text">Die wichtigsten Datentypen finden Sie in der nachfolgenden Tabelle. Eine</text:p>
      <text:p text:style-name="Preformatted_20_Text">komplette Übersicht können Sie der Header-Datei »eur_type.h« entnehmen.</text:p>
      <text:p text:style-name="Preformatted_20_Text">Wenn Sie bereits unter Windows programmiert haben, werden Ihnen diese</text:p>
      <text:p text:style-name="Preformatted_20_Text">»Typen« bekannt vorkommen.</text:p>
      <text:p text:style-name="Preformatted_20_Text">┌──────────┬─────────────────────┬─────────────────────────────────┐</text:p>
      <text:p text:style-name="Preformatted_20_Text">│Toobox-Typ│ C-Typ <text:s text:c="14"/>│ Verwendungszweck <text:s text:c="15"/>│</text:p>
      <text:p text:style-name="Preformatted_20_Text">├──────────┼─────────────────────┼─────────────────────────────────┤</text:p>
      <text:p text:style-name="Preformatted_20_Text">│CHAR <text:s text:c="5"/>│ unsigned char <text:s text:c="6"/>│ Zeichen <text:s text:c="24"/>│</text:p>
      <text:p text:style-name="Preformatted_20_Text">│BYTE <text:s text:c="5"/>│ unsigned char <text:s text:c="6"/>│ Zahl im Bereich 0-255 <text:s text:c="10"/>│</text:p>
      <text:p text:style-name="Preformatted_20_Text">│WORD <text:s text:c="5"/>│ unsigned int <text:s text:c="7"/>│ Zahl im Bereich 0-65.535 <text:s text:c="7"/>│</text:p>
      <text:p text:style-name="Preformatted_20_Text">│LONG <text:s text:c="5"/>│ unsigned long <text:s text:c="6"/>│ Zahl im Bereich 0-4.294.967.295 │</text:p>
      <text:p text:style-name="Preformatted_20_Text">│BOOL <text:s text:c="5"/>│ signed short int <text:s text:c="3"/>│ Boolsche Variable:TRUE/FALSE <text:s text:c="3"/>│</text:p>
      <text:p text:style-name="Preformatted_20_Text">│ <text:s text:c="9"/>│ <text:s text:c="20"/>│ <text:s text:c="32"/>│</text:p>
      <text:p text:style-name="Preformatted_20_Text">│PSTR <text:s text:c="5"/>│ unsigned char * <text:s text:c="4"/>│ Zeiger auf String <text:s text:c="14"/>│</text:p>
      <text:p text:style-name="Preformatted_20_Text">│FPSTR <text:s text:c="4"/>│ unsigned char far * │ far-Zeiger auf String <text:s text:c="10"/>│</text:p>
      <text:p text:style-name="Preformatted_20_Text">│ <text:s text:c="9"/>│ <text:s text:c="20"/>│ <text:s text:c="32"/>│</text:p>
      <text:p text:style-name="Preformatted_20_Text">│PWORD <text:s text:c="4"/>│ unsigned int * <text:s text:c="5"/>│ Zeiger auf Word <text:s text:c="16"/>│</text:p>
      <text:p text:style-name="Preformatted_20_Text">│FPWORD <text:s text:c="3"/>│ unsigned word far * │ far-Zeiger auf Word <text:s text:c="12"/>│</text:p>
      <text:p text:style-name="Preformatted_20_Text">└──────────┴─────────────────────┴─────────────────────────────────┘</text:p>
      <text:p text:style-name="Preformatted_20_Text">Tabelle 1.2: Die wichtigsten Toolbox-Datentypen</text:p>
      <text:p text:style-name="Preformatted_20_Text"/>
      <text:p text:style-name="Preformatted_20_Text">Den Toolbox-Datentypen für vorzeichenbehaftete C-Typen wird ein »S« (für</text:p>
      <text:p text:style-name="Preformatted_20_Text">»signed«) vorangestellt. Somit erhält beispielsweise eine Variable vom C-</text:p>
      <text:p text:style-name="Preformatted_20_Text">Typ »signed int« den Toolbox-Typ SWORD.</text:p>
      <text:p text:style-name="Preformatted_20_Text">Ein große Manko vieler Programme sind Variablennamen ohne jede</text:p>
      <text:p text:style-name="Preformatted_20_Text">Aussagekraft. Ihre Programmierer verwenden offensichtlich keine oder mur</text:p>
      <text:p text:style-name="Preformatted_20_Text">wenig Zeit für die Namensgebung der Variablen. Dies führt dann in der Regel</text:p>
      <text:p text:style-name="Preformatted_20_Text">dazu, daß die so entstandenen Programme für außenstehende Personen nicht</text:p>
      <text:p text:style-name="Preformatted_20_Text">mehr zu durchschauen sind und daher kaum gewartet werden können.</text:p>
      <text:p text:style-name="Preformatted_20_Text">Um die Variablennamen der Toolbox aussagekräftiger zu machen, verwenden wir</text:p>
      <text:p text:style-name="Preformatted_20_Text">eine Nomenklatur, die sich an die »ungarische Namenskonvention« anlehnt,</text:p>
      <text:p text:style-name="Preformatted_20_Text">die vom Microsoft-Programmierer Charles Simony entwickelt worden ist. Mit</text:p>
      <text:p text:style-name="Preformatted_20_Text">Ihr soll erreicht werden, daß aus einem Variablennamen sowohl die Aufgabe</text:p>
      <text:p text:style-name="Preformatted_20_Text">der Variable im Progr<text:span text:style-name="T4">amm</text:span> als auch Ihr Datentyp hervorgeht.</text:p>
      <text:p text:style-name="Preformatted_20_Text">Der Datentyp wird dabei durch ein Präfix vor dem Variablennamen angegeben.,</text:p>
      <text:p text:style-name="Preformatted_20_Text">das den Typ der Variable eindeutig beschreibt. Dieses Verfahren wirkt auf</text:p>
      <text:p text:style-name="Preformatted_20_Text">den ersten Blick sicherlich etwas abschreckend, es hat sich jedoch gezeigt,</text:p>
      <text:p text:style-name="Preformatted_20_Text">daß nach einer kurzen Gewöhnungsphase die Vorteile bei weitem überwiegen.</text:p>
      <text:p text:style-name="Preformatted_20_Text">In der folgenden Tabelle finden Sie eine Aufstellung der wichtigsten</text:p>
      <text:p text:style-name="Preformatted_20_Text">Präfixe. Eine vollständige Übersicht ist in der Datei »eur_type.h«</text:p>
      <text:p text:style-name="P7">enthalten.<text:line-break/><text:line-break/>┌──────┬─────────────────────────────┬───────────────────────────────┐<text:line-break/>│ <text:span text:style-name="T4">i <text:s text:c="3"/>│ INT <text:s text:c="3"/></text:span>(unsigned int) <text:s text:c="6"/>│ Zahl im Bereich 0-65.535 <text:s text:c="5"/>│</text:p>
      <text:p text:style-name="Preformatted_20_Text">│ bo <text:s text:c="2"/>│ BOOL <text:s text:c="2"/>(unsigned short int) │ Boolsche Variable:TRUE/FALSE <text:s/>│</text:p>
      <text:p text:style-name="Preformatted_20_Text">│ f <text:s text:c="3"/>│ FLOAT <text:s/>(float) <text:s text:c="13"/>│ Fließkommazahl <text:s text:c="15"/>│</text:p>
      <text:p text:style-name="Preformatted_20_Text">│ d <text:s text:c="3"/>│ DOUBLE (double) <text:s text:c="12"/>│ Fließkommazahl dopp. Genauigk.│</text:p>
      <text:p text:style-name="Preformatted_20_Text">│ pstr │ PSTR <text:s text:c="2"/>(unsigned char *) <text:s text:c="3"/>│ Zeiger auf String <text:s text:c="12"/>│</text:p>
      <text:p text:style-name="P7">│ fpstr│ FPSTR <text:s/>(unsigned char far*) │ <text:s/>far-Zeiger auf String <text:s text:c="7"/>│</text:p>
      <text:p text:style-name="Preformatted_20_Text">│ pw <text:s text:c="2"/>│ PWORD <text:s/>(unsigned int *) <text:s text:c="4"/>│ Zeiger auf Word <text:s text:c="14"/>│</text:p>
      <text:p text:style-name="Preformatted_20_Text">│ fpw <text:s/>│ FPWORD (unsigned int far *) │ far-Zeiger auf Word <text:s text:c="10"/>│</text:p>
      <text:p text:style-name="Preformatted_20_Text">└──────┴─────────────────────────────┴───────────────────────────────┘</text:p>
      <text:p text:style-name="Preformatted_20_Text">Tabelle 1.3: Präfixe zur Typenangabe in Variablennamen</text:p>
      <text:p text:style-name="Preformatted_20_Text"/>
      <text:p text:style-name="Preformatted_20_Text"><text:soft-page-break/>Besonder Behandlung erfahren dabei Registervariablen und andere</text:p>
      <text:p text:style-name="Preformatted_20_Text">Shleifenzähler sowie die programmglobalen und modulglobalen Variablen und</text:p>
      <text:p text:style-name="Preformatted_20_Text">Array. Registervariablen, die meist zur Optimierung von Schleifen verwendet</text:p>
      <text:p text:style-name="Preformatted_20_Text">werden, erhalten Variablennamen, die aus einem Buchstaben bestehn. Das</text:p>
      <text:p text:style-name="Preformatted_20_Text">gleiche gilt für Zählvariablen, die immer vom Typ WORD (unsigned int) sind.</text:p>
      <text:p text:style-name="Preformatted_20_Text">Für diese Variablen werden immer die Buchstaben »i, j, k...« verwendet.</text:p>
      <text:p text:style-name="Preformatted_20_Text">Allen programmglobalen Variablen wird zusätzlich die Nachsilbe »_g«</text:p>
      <text:p text:style-name="Preformatted_20_Text">angehängt. Wenn Sie im Source-Code beispielweise eine Variable mit dem</text:p>
      <text:p text:style-name="Preformatted_20_Text">Namen »wAktMnu_g« entdecken, handelt es sich um eine globale Variable vom</text:p>
      <text:p text:style-name="Preformatted_20_Text">Typ WORD. Modulglobale Variablen, die außerhalb der Funktion dieser Datei</text:p>
      <text:p text:style-name="Preformatted_20_Text">definiert werden, und somit nur beim Programmstart initialisiert weren,</text:p>
      <text:p text:style-name="Preformatted_20_Text">erhlaten als Namensergenzung die Kennzeichnung »_m«. Eine Variable mit dem</text:p>
      <text:p text:style-name="Preformatted_20_Text">Namen »wInit_m« ist somit modulglobal und hat den Datentyp WORD.</text:p>
      <text:p text:style-name="Preformatted_20_Text">Arrays werden durch Ergänzung des Präfixes um den Buchstaben »a«</text:p>
      <text:p text:style-name="Preformatted_20_Text">gekennzeichnet. Der Variablennamen acRahmenzeichen_g kennzeichnet also ein</text:p>
      <text:p text:style-name="Preformatted_20_Text">globales Array aus Zeichen (CHAR).</text:p>
      <text:p text:style-name="Preformatted_20_Text">Neben den Funktionen, die wir Ihnen als Programmierer zur Verfügung</text:p>
      <text:p text:style-name="Preformatted_20_Text">stellen, verwendet die Toolbox interne Funktionen, die Sie am Präfix »i_«</text:p>
      <text:p text:style-name="Preformatted_20_Text">(für intern) erkennen können. Die Wirkungsweise der Funktionen wird in der</text:p>
      <text:p text:style-name="Preformatted_20_Text">Funktionsdokumentation ausführlich beschrieben. Da diese Funktionen die</text:p>
      <text:p text:style-name="Preformatted_20_Text">Datenstruktur der Toolbox manipulieren und sehr nah an die aufrufenden</text:p>
      <text:p text:style-name="Preformatted_20_Text">Funktionen angelehnt sind, empfehlen wir Ihnen, diese Funktionen nicht zu</text:p>
      <text:p text:style-name="Preformatted_20_Text">benutzen. Die Prototypen dieser Funktionen finden Sie in der Datei</text:p>
      <text:p text:style-name="Preformatted_20_Text">»eur_int.h«. Da diese Datei nur intern verwendet wird, brauchen Sie diese</text:p>
      <text:p text:style-name="Preformatted_20_Text">Deklarationen nicht in Ihr Programm einzubinden.</text:p>
      <text:p text:style-name="Preformatted_20_Text">Eine Tabelle aller Funktionsnamen finden Sie im Anhang A dieser</text:p>
      <text:p text:style-name="Preformatted_20_Text">Dokumentation.</text:p>
      <text:p text:style-name="Preformatted_20_Text">1.4. Die Bibliothek</text:p>
      <text:p text:style-name="Preformatted_20_Text">Sollten Sie mit der Programmiersprache C und Ihrem Microsoft C-Compiler</text:p>
      <text:p text:style-name="Preformatted_20_Text">noch nicht so vertraut sein, empfehlen wir Ihnen das Buch »Programmieren</text:p>
      <text:p text:style-name="Preformatted_20_Text">mit QuickC«, erschienen in der »Microsoft Edition« im Verlag</text:p>
      <text:p text:style-name="Preformatted_20_Text">Markt&amp;Technikik.</text:p>
      <text:p text:style-name="Preformatted_20_Text">Die Einzelbibliotheken der SAA-Toolbox sind für den Einsatz der</text:p>
      <text:p text:style-name="Preformatted_20_Text">verschiedenen Speichermodelle vorbereitet. Alle Bibliotheken beginnen mit</text:p>
      <text:p text:style-name="Preformatted_20_Text">dem Präfix »saa_« (für SAA-Toolbox). Die Dateien werden durch ein Suffix</text:p>
      <text:p text:style-name="Preformatted_20_Text">aus vier Zeichen unterschieden. Die ersten drei Zeichen geben den Compiler</text:p>
      <text:p text:style-name="Preformatted_20_Text">un desen Versionsnummer an, mit dem die Bibliotheken erstellt wurden:</text:p>
      <text:p text:style-name="Preformatted_20_Text">M51 = Microsoft C-Compiler, Version 5.1</text:p>
      <text:p text:style-name="Preformatted_20_Text">Das letzte Zeichen dieses Suffixes liefert Informationen über das</text:p>
      <text:p text:style-name="Preformatted_20_Text">Speichermodell, mit dem die Bibliothek eingesetzt werden kann:</text:p>
      <text:p text:style-name="Preformatted_20_Text">┌────────┬────────────────┬──────────┬──────────┐</text:p>
      <text:p text:style-name="Preformatted_20_Text">│ Symbol │ Speichermodell │ Daten <text:s text:c="3"/>│ Code <text:s text:c="4"/>│</text:p>
      <text:p text:style-name="Preformatted_20_Text">├────────┼────────────────┼──────────┼──────────┤</text:p>
      <text:p text:style-name="Preformatted_20_Text">│ S <text:s text:c="5"/>│ <text:s text:c="2"/>Small <text:s text:c="7"/>│ 64 Kbyte │ 64 Kbyte │</text:p>
      <text:p text:style-name="Preformatted_20_Text">│ M <text:s text:c="5"/>│ <text:s text:c="2"/>Medium <text:s text:c="6"/>│ 64 Kbyte │ <text:s/>1 Mbyte │</text:p>
      <text:p text:style-name="Preformatted_20_Text">│ C <text:s text:c="5"/>│ <text:s text:c="2"/>Compact <text:s text:c="5"/>│ <text:s/>1 Mbyte │ 64 Kbyte │</text:p>
      <text:p text:style-name="Preformatted_20_Text">│ L <text:s text:c="5"/>│ <text:s text:c="2"/>Large <text:s text:c="7"/>│ <text:s/>1 Mbyte │ <text:s/>1 Mbyte │</text:p>
      <text:p text:style-name="Preformatted_20_Text">└────────┴────────────────┴──────────┴──────────┘</text:p>
      <text:p text:style-name="Preformatted_20_Text">Tabelle 1.4: Bedeutung des Suffixes im Bibliotheksnamen</text:p>
      <text:p text:style-name="Preformatted_20_Text">So bedeutet beispielsweise der Dateiname »saa_m51l.lib« daß es sich um die</text:p>
      <text:p text:style-name="Preformatted_20_Text">Bibliothek der SAA-Toolbox von euroSOFT handelt, die mit dem Microsoft C-</text:p>
      <text:p text:style-name="Preformatted_20_Text">Compiler 5.1 für das Large-Speichermodell erstellt wurde.</text:p>
      <text:p text:style-name="Preformatted_20_Text">Diese Namenskonfention trifft auch auf die anderen Bibliotheken im Tool zu.</text:p>
      <text:p text:style-name="Preformatted_20_Text">Zum Beispiel enthält die Bibliothek »eur_m51l.lib« (für euroSOFT-Toolbox)</text:p>
      <text:p text:style-name="Preformatted_20_Text">die Funktionen für die ISAM-Routinen und die Stringmanipulationen. Die</text:p>
      <text:p text:style-name="Preformatted_20_Text">Bibliothek »dos_m51l.lib« enthält Low-Level Dos-Funktionen.</text:p>
      <text:p text:style-name="Preformatted_20_Text">Wegen der Kompatibilität des Microsoft C-Compilers und des QuickC-Compilers</text:p>
      <text:p text:style-name="Preformatted_20_Text">können alle Bibliotheken sowohl mit QuickC als auch Microsoft C5.1</text:p>
      <text:p text:style-name="Preformatted_20_Text">verwendet werden. Beim QuickC-Compiler ergeben sich im Dialogmodus jedoch</text:p>
      <text:p text:style-name="Preformatted_20_Text">sehr schnell Speicherplatzprobleme.</text:p>
      <text:p text:style-name="Preformatted_20_Text">1.5. Die Installation</text:p>
      <text:p text:style-name="Preformatted_20_Text">Wir empfehlen Ihnen folgende Verzeichnisse anzulegen:</text:p>
      <text:p text:style-name="Preformatted_20_Text">┌───────────┬────────────────────────────────────────────────────────┐</text:p>
      <text:p text:style-name="Preformatted_20_Text">│ Directory │ Inhalt <text:s text:c="48"/>│</text:p>
      <text:p text:style-name="Preformatted_20_Text"><text:soft-page-break/>├───────────┼────────────────────────────────────────────────────────┤</text:p>
      <text:p text:style-name="Preformatted_20_Text">│ \euro\t01 │ <text:s text:c="55"/>│</text:p>
      <text:p text:style-name="Preformatted_20_Text">│ <text:s text:c="5"/>\exe │ <text:s text:c="55"/>│</text:p>
      <text:p text:style-name="Preformatted_20_Text">│ <text:s text:c="5"/>\dat │ <text:s text:c="55"/>│</text:p>
      <text:p text:style-name="Preformatted_20_Text">│ <text:s text:c="5"/>\hlp │ <text:s text:c="55"/>│</text:p>
      <text:p text:style-name="Preformatted_20_Text">│ <text:s text:c="5"/>\hdb │ <text:s text:c="55"/>│</text:p>
      <text:p text:style-name="Preformatted_20_Text">│ <text:s text:c="5"/>\loc │ <text:s text:c="55"/>│</text:p>
      <text:p text:style-name="Preformatted_20_Text">│ <text:s text:c="5"/>\lib │ <text:s text:c="55"/>│</text:p>
      <text:p text:style-name="Preformatted_20_Text">│ <text:s text:c="10"/>│ <text:s text:c="55"/>│</text:p>
      <text:p text:style-name="Preformatted_20_Text">│ \include <text:s/>│ <text:s text:c="55"/>│</text:p>
      <text:p text:style-name="Preformatted_20_Text">│ \bin <text:s text:c="5"/>│ <text:s text:c="55"/>│</text:p>
      <text:p text:style-name="Preformatted_20_Text">│ \btrieve <text:s/>│ <text:s text:c="55"/>│</text:p>
      <text:p text:style-name="Preformatted_20_Text">└───────────┴────────────────────────────────────────────────────────┘</text:p>
      <text:p text:style-name="Preformatted_20_Text">euroSOFT (C) 1989 <text:s text:c="5"/>SAA-Toolbox / Standard <text:s text:c="2"/>2-[pic]</text:p>
      <text:p text:style-name="Preformatted_20_Text">1.1. Vorwort</text:p>
      <text:p text:style-name="Preformatted_20_Text">2.1. Vorwort</text:p>
      <text:p text:style-name="Preformatted_20_Text">IBM hat mit der Vereinheitlichung der Benutzeroberflächen,</text:p>
      <text:p text:style-name="Preformatted_20_Text">Programmierschnittstellen und der Kommunikationsprotukolle für die drei IMB</text:p>
      <text:p text:style-name="Preformatted_20_Text">Hardware-Architekturen PC, /3X und /370 wegweisende Schritte für die</text:p>
      <text:p text:style-name="Preformatted_20_Text">Zukunft der Software auch auf dem Personalcomputer gesetzt.</text:p>
      <text:p text:style-name="Preformatted_20_Text">Die drei Komponenten werden unter dem Stichwort SAA (System Anwendungs-</text:p>
      <text:p text:style-name="Preformatted_20_Text">Architektur) zusammengefaßt.</text:p>
      <text:p text:style-name="Preformatted_20_Text">Wir wollen Ihnen die Bedeutung und die Grundlagen des SAA-Konzeptes</text:p>
      <text:p text:style-name="Preformatted_20_Text">vorstellen. Unser Hauptaugenmerk bei der Dokumentation zur SAA-Toolbox</text:p>
      <text:p text:style-name="Preformatted_20_Text">richten wir natürlich auf die SAA-Komponente »einheitliche</text:p>
      <text:p text:style-name="Preformatted_20_Text">Benützerführung«.</text:p>
      <text:p text:style-name="Preformatted_20_Text">Sie werden bei der ISAM-Toolbox sehen, daß wir auch für den Dateiaufbau</text:p>
      <text:p text:style-name="Preformatted_20_Text">einen Standard als Basis verwenden. Als Datenbankgrundlage dient der</text:p>
      <text:p text:style-name="Preformatted_20_Text">Standard von Novell: Btrieve, doch dazu später.</text:p>
      <text:p text:style-name="Preformatted_20_Text">2.2 Die einheitliche Anwendungsunterstützung</text:p>
      <text:p text:style-name="Preformatted_20_Text">Für Programmierer und Softwarehäuser ist die einheitliche</text:p>
      <text:p text:style-name="Preformatted_20_Text">Anwendungsunterstützung nach SAA nicht nur aus der Sicht des Kunden</text:p>
      <text:p text:style-name="Preformatted_20_Text">wichtig. IBM plant, die Werkzeuge für die Programmentwicklung auf den</text:p>
      <text:p text:style-name="Preformatted_20_Text">verschiedenen IBM Hardware-Architekturen zu vereinheitlichen. Dadurch wird</text:p>
      <text:p text:style-name="Preformatted_20_Text">eine Portabilität der entwickelten Software auch zwischen den Hardware-</text:p>
      <text:p text:style-name="Preformatted_20_Text">Systemen erreicht werden. Programme, die auf einem der Systeme entwickelt</text:p>
      <text:p text:style-name="Preformatted_20_Text">wurden, sollen auch auf allen anderen Architekturen eingesetzt werden</text:p>
      <text:p text:style-name="Preformatted_20_Text">können. Dadurch wird der Entwicklungsaufwand für die Software-Häuser</text:p>
      <text:p text:style-name="Preformatted_20_Text">erheblich reduziert.</text:p>
      <text:p text:style-name="Preformatted_20_Text">Gleichzeitig kann sich der Programmentwickler voll auf die zu erstellende</text:p>
      <text:p text:style-name="Preformatted_20_Text">Anwendung konzentrieren, ohne auf die Eigenheiten des speziellen</text:p>
      <text:p text:style-name="Preformatted_20_Text">Betriebssystems un der konkreten Hardware Rücksicht nehmen zu müssen.</text:p>
      <text:p text:style-name="Preformatted_20_Text">Ein Beispiel für diese Programmierschnittstelle ist das API (application</text:p>
      <text:p text:style-name="Preformatted_20_Text">program interface) für den Presentation Manager des Betriebssystems OS/2.</text:p>
      <text:p text:style-name="Preformatted_20_Text">Anwendungen, die mit diesem Werkzeug erstellt werden, sollen in Zukunft</text:p>
      <text:p text:style-name="Preformatted_20_Text">ohne große Schwirigkeiten auf alle IBM Hardware-Architekturen portierbar</text:p>
      <text:p text:style-name="Preformatted_20_Text">sein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2-23T14:58:44.047415141</dc:date>
    <meta:editing-duration>PT15M54S</meta:editing-duration>
    <meta:editing-cycles>2</meta:editing-cycles>
    <meta:document-statistic meta:table-count="0" meta:image-count="0" meta:object-count="0" meta:page-count="8" meta:paragraph-count="384" meta:word-count="2879" meta:character-count="23641" meta:non-whitespace-character-count="18433"/>
  </office:meta>
</office:document-meta>
</file>